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977f" officeooo:paragraph-rsid="0009977f"/>
    </style:style>
    <style:style style:name="P2" style:family="paragraph" style:parent-style-name="Standard">
      <style:text-properties officeooo:rsid="0009977f" officeooo:paragraph-rsid="000b8fd8"/>
    </style:style>
    <style:style style:name="P3" style:family="paragraph" style:parent-style-name="Standard">
      <style:text-properties officeooo:rsid="000b8fd8" officeooo:paragraph-rsid="000b8fd8"/>
    </style:style>
    <style:style style:name="P4" style:family="paragraph" style:parent-style-name="Standard">
      <style:text-properties officeooo:rsid="000cfd4e" officeooo:paragraph-rsid="000cfd4e"/>
    </style:style>
    <style:style style:name="P5" style:family="paragraph" style:parent-style-name="Standard">
      <style:text-properties officeooo:rsid="000deb2a" officeooo:paragraph-rsid="000cfd4e"/>
    </style:style>
    <style:style style:name="P6" style:family="paragraph" style:parent-style-name="Standard">
      <style:text-properties officeooo:rsid="000deb2a" officeooo:paragraph-rsid="000deb2a"/>
    </style:style>
    <style:style style:name="P7" style:family="paragraph" style:parent-style-name="Standard">
      <style:text-properties officeooo:rsid="000f512a" officeooo:paragraph-rsid="000f512a"/>
    </style:style>
    <style:style style:name="T1" style:family="text">
      <style:text-properties officeooo:rsid="000b8fd8"/>
    </style:style>
    <style:style style:name="T2" style:family="text">
      <style:text-properties officeooo:rsid="000cfd4e"/>
    </style:style>
    <style:style style:name="T3" style:family="text">
      <style:text-properties officeooo:rsid="000d2ba7"/>
    </style:style>
    <style:style style:name="T4" style:family="text">
      <style:text-properties officeooo:rsid="000deb2a"/>
    </style:style>
    <style:style style:name="T5" style:family="text">
      <style:text-properties officeooo:rsid="000f512a"/>
    </style:style>
    <style:style style:name="T6" style:family="text">
      <style:text-properties officeooo:rsid="000f6a9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lors-n-Glass</text:p>
      <text:p text:style-name="P1"/>
      <text:p text:style-name="P1">Hi! I’m Faye. Thanks for taking the time to visit my website, and giving me the opportunity to express my love of stained glass art. Even if you don’t purchase one of my pieces today, <text:s/>I sincerely hope that you leave here with a deeper appreciation of this art form.</text:p>
      <text:p text:style-name="P1"/>
      <text:p text:style-name="P2">Upon hearing or reading the words “stained glass”, almost everybody instantly associated it with churches. Indeed, the early beginings of stained glass were in Catholic churches duing the middle ages. <text:span text:style-name="T1">The art has evolved over the centuries and is alive and well today. <text:s/></text:span></text:p>
      <text:p text:style-name="P2"/>
      <text:p text:style-name="P3">My husband and I were having a new house built, and I wanted to have a stained glass window for the house. The particular piece that I wanted was over $3000 and that was in 19xx. I thought hmm.., I can make that for myself. I started researching for classes and found a class at xxxxxx being taught by a Frank Thompson.</text:p>
      <text:p text:style-name="P3"/>
      <text:p text:style-name="P3">&lt;--Short bit about Frank and a link to his site. --&gt;</text:p>
      <text:p text:style-name="P3"/>
      <text:p text:style-name="P3">I started to fall in love with this beautiful <text:span text:style-name="T2">media. Once the work is finished, and you see it come to life and you behold the buety of the it is extremely graitfying. <text:s/>It is both comforting and exciting to realize that the art that I created will bring joy to another person.</text:span></text:p>
      <text:p text:style-name="P3"/>
      <text:p text:style-name="P4">Here is the first piece that I maded. {description of art piece}</text:p>
      <text:p text:style-name="P4"/>
      <text:p text:style-name="P4">&lt;-- put image of first piece here <text:s/>→</text:p>
      <text:p text:style-name="P4"/>
      <text:p text:style-name="P4">I’ve been <text:span text:style-name="T3">doing stained glass art for over xx years now, and I’ve made xxx number of stained glass art projects. I use high quality glass { and other material}, and are custom hand cra</text:span><text:span text:style-name="T4">f</text:span><text:span text:style-name="T3">ted. <text:s/>There are cheaper versions of </text:span><text:span text:style-name="T5">imitation <text:s/>pieces </text:span><text:span text:style-name="T3">available </text:span><text:span text:style-name="T4">from big retail outlets, but many of those pieces use plastic instead of real stained glass. The stained glass takes on different colors depending on the particular lighting at that time of da</text:span><text:span text:style-name="T5">y or angle of the light {maybe photo of same piece in different lighting}</text:span><text:span text:style-name="T4"> that the cheaper plastic options </text:span><text:span text:style-name="T5">just don’t have. </text:span></text:p>
      <text:p text:style-name="P4"/>
      <text:p text:style-name="P4"/>
      <text:p text:style-name="P4">← <text:span text:style-name="T6">1 or </text:span><text:span text:style-name="T5">2 photos of inside your studio →</text:span></text:p>
      <text:p text:style-name="P4"/>
      <text:p text:style-name="P4"/>
      <text:p text:style-name="P4"/>
      <text:p text:style-name="P7">I have requests for the larger pieces{ more verbage } so I’m not taking any new order for the smaller items such as the sun catchers or other items, but I do have several items that I’ve already made <text:span text:style-name="T6">that are available. Please check out our “Assorted Items” on my home page.</text:span></text:p>
      <text:p text:style-name="P4"/>
      <text:p text:style-name="P4"/>
      <text:p text:style-name="P5"/>
      <text:p text:style-name="P4"/>
      <text:p text:style-name="P6"/>
      <text:p text:style-name="P4"/>
      <text:p text:style-name="P6"><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1T21:10:24.126265082</meta:creation-date>
    <dc:date>2022-12-01T22:20:37.805081593</dc:date>
    <meta:editing-duration>PT3M22S</meta:editing-duration>
    <meta:editing-cycles>1</meta:editing-cycles>
    <meta:document-statistic meta:table-count="0" meta:image-count="0" meta:object-count="0" meta:page-count="1" meta:paragraph-count="12" meta:word-count="401" meta:character-count="2176" meta:non-whitespace-character-count="1779"/>
    <meta:generator>LibreOffice/7.3.6.2$Linux_X86_64 LibreOffice_project/30$Build-2</meta:generator>
  </office:meta>
</office:document-meta>
</file>